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c566b"/>
    </style:style>
    <style:style style:name="P2" style:family="paragraph" style:parent-style-name="Standard">
      <style:text-properties officeooo:paragraph-rsid="000c566b"/>
    </style:style>
    <style:style style:name="P3" style:family="paragraph" style:parent-style-name="Preformatted_20_Text">
      <style:text-properties officeooo:paragraph-rsid="0016b3d8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paragraph-rsid="000c566b"/>
    </style:style>
    <style:style style:name="P6" style:family="paragraph" style:parent-style-name="Standard">
      <style:text-properties officeooo:paragraph-rsid="001e7d57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c566b"/>
    </style:style>
    <style:style style:name="T2" style:family="text">
      <style:text-properties officeooo:rsid="000dff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 consideraría la forma estándar de actualizar de 2.x a 3.x (con la última instalación de npm -g @vue/cli) usando el comando de migración vue add vue-next</text:p>
      <text:p text:style-name="Standard"/>
      <text:p text:style-name="Standard">If using <text:span text:style-name="Source_20_Text">vue-cli</text:span>: upgrade to the latest <text:span text:style-name="Source_20_Text">@vue/cli-service</text:span> with <text:span text:style-name="Source_20_Text">vue upgrade</text:span></text:p>
      <text:p text:style-name="P2"><text:span text:style-name="Source_20_Text"><text:span text:style-name="T1">reemplaza </text:span></text:span><text:span text:style-name="Source_20_Text">"vue-template-compiler" </text:span><text:span text:style-name="Source_20_Text"><text:span text:style-name="T1">por "@vue/compiler-sfc": "^3.2.37",</text:span></text:span></text:p>
      <text:p text:style-name="P2"><text:span text:style-name="Strong_20_Emphasis">Nota: a partir de 3.2.13+, este paquete se incluye como una dependencia del paquete principal de vue y se puede acceder a él como vue/compiler-sfc. Esto significa que ya no necesita instalar explícitamente este paquete y asegurarse de que su versión coincida con la de vue. Simplemente use la importación profunda principal de vue/compiler-sfc en su lugar.</text:span></text:p>
      <text:p text:style-name="P2"><text:span text:style-name="Source_20_Text"/></text:p>
      <text:p text:style-name="P3"><text:span text:style-name="Source_20_Text">vue add vuetify</text:span></text:p>
      <text:p text:style-name="P1"><text:span text:style-name="Source_20_Text">vue ui</text:span></text:p>
      <text:p text:style-name="P2"><text:span text:style-name="Source_20_Text"/></text:p>
      <text:p text:style-name="P2">"@vue/runtime-dom" "3.0.11"</text:p>
      <text:p text:style-name="P2">"@vue/shared" "3.0.11"</text:p>
      <text:p text:style-name="P2"/>
      <text:p text:style-name="P6">npm i --save-dev vue-loader-plugin file-loader</text:p>
      <text:p text:style-name="P2"><text:span text:style-name="Source_20_Text"/></text:p>
      <text:p text:style-name="P2"><text:span text:style-name="T2">Opcional configurar en webpack para compatibilidad vue2 to vue 3</text:span>"@vue/compat": "^3.2.37"</text:p>
      <text:p text:style-name="P2"/>
      <text:p text:style-name="P2">The current version of Vuetify does not support Vue 3. Support for Vue 3 will come with the release of <text:a xlink:type="simple" xlink:href="https://vuetifyjs.com/en/introduction/roadmap/#v30-titan" text:style-name="Internet_20_link" text:visited-style-name="Visited_20_Internet_20_Link">Vuetify v3</text:a>. When creating a new project, please ensure you selected Vue 2 from the Vue CLI prompts, or that you are installing to an existing Vue 2 project.</text:p>
      <text:p text:style-name="Standard"><text:span text:style-name="Source_20_Text"/></text:p>
      <text:p text:style-name="Standard">eslint-loader@2.2.1: This loader has been deprecated. Please use eslint-webpack-plugin</text:p>
      <text:p text:style-name="Standard"><text:a xlink:type="simple" xlink:href="https://github.com/webpack-contrib/eslint-webpack-plugin" text:style-name="Internet_20_link" text:visited-style-name="Visited_20_Internet_20_Link">https://github.com/webpack-contrib/eslint-webpack-plugin</text:a> </text:p>
      <text:p text:style-name="Standard">babel-eslint@10.1.0: babel-eslint is now @babel/eslint-parser.</text:p>
      <text:p text:style-name="Standard">popper.js@1.16.1: You can find the new Popper v2 at @popperjs/core</text:p>
      <text:p text:style-name="Standard">vuetify-loader is only for use with vuetify 2, replace it with webpack-plugin-vuetify</text:p>
      <text:p text:style-name="Standard"/>
      <text:p text:style-name="Standard">BREAKING CHANGE: webpack &lt; 5 used to include polyfills for node.js core modules by default.</text:p>
      <text:p text:style-name="Standard">This is no longer the case. Verify if you need this module and configure a polyfill for it.</text:p>
      <text:p text:style-name="Standard"/>
      <text:p text:style-name="Standard">If you want to include a polyfill, you need to:</text:p>
      <text:p text:style-name="Standard"><text:s text:c="8"/>- add a fallback 'resolve.fallback: { "url": require.resolve("url/") }'</text:p>
      <text:p text:style-name="Standard"><text:s text:c="8"/>- install 'url'</text:p>
      <text:p text:style-name="Standard">If you don't want to include a polyfill, you can use an empty module like this:</text:p>
      <text:p text:style-name="Standard"><text:s text:c="8"/>resolve.fallback: { "url": false }</text:p>
      <text:p text:style-name="Standard"/>
      <text:p text:style-name="Standard">EDIT: One thing i've recently found is that you should use a hash instead of chunkhash if using HMR reloading. I haven't dug into the root of the problem but I just know that using chunkhash was breaking my webpack config</text:p>
      <text:p text:style-name="Standard"/>
      <text:p text:style-name="Standard">[hash] is now [fullhash] (also consider using [chunkhash] or [contenthash], see documentation for details)</text:p>
      <text:list xml:id="list3761694029" text:style-name="L1">
        <text:list-item>
          <text:p text:style-name="P8"><text:span text:style-name="Source_20_Text">[name]</text:span> is replaced by the name of the chunk. </text:p>
        </text:list-item>
        <text:list-item>
          <text:p text:style-name="P8"><text:span text:style-name="Source_20_Text">[hash]</text:span> is replaced by the hash of the compilation. </text:p>
        </text:list-item>
        <text:list-item>
          <text:p text:style-name="P7"><text:span text:style-name="Source_20_Text">[chunkhash]</text:span> is replaced by the hash of the chunk. </text:p>
        </text:list-item>
      </text:list>
      <text:p text:style-name="Preformatted_20_Text"><text:soft-page-break/><text:span text:style-name="Source_20_Text">&lt;style&gt;</text:span></text:p>
      <text:p text:style-name="Preformatted_20_Text"><text:span text:style-name="Source_20_Text">/* global styles */</text:span></text:p>
      <text:p text:style-name="Preformatted_20_Text"><text:span text:style-name="Source_20_Text">&lt;/style&gt;</text:span></text:p>
      <text:p text:style-name="Preformatted_20_Text"/>
      <text:p text:style-name="Preformatted_20_Text"><text:span text:style-name="Source_20_Text">&lt;style scoped&gt;</text:span></text:p>
      <text:p text:style-name="Preformatted_20_Text"><text:span text:style-name="Source_20_Text">/* local styles */</text:span></text:p>
      <text:p text:style-name="P4"><text:span text:style-name="Source_20_Text">&lt;/style&gt;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20:06:18.097826788</meta:creation-date>
    <dc:date>2022-06-24T20:50:17.509145610</dc:date>
    <meta:editing-duration>PT3H48M27S</meta:editing-duration>
    <meta:editing-cycles>8</meta:editing-cycles>
    <meta:generator>LibreOffice/7.3.4.2$Linux_X86_64 LibreOffice_project/30$Build-2</meta:generator>
    <meta:document-statistic meta:table-count="0" meta:image-count="0" meta:object-count="0" meta:page-count="2" meta:paragraph-count="34" meta:word-count="386" meta:character-count="2475" meta:non-whitespace-character-count="2099"/>
  </office:meta>
</office:document-meta>
</file>